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style:font-name="Arial1" fo:font-size="12pt" officeooo:paragraph-rsid="0012bee3" style:font-size-asian="12pt" style:font-size-complex="12pt"/>
    </style:style>
    <style:style style:name="P2" style:family="paragraph" style:parent-style-name="List_20_Paragraph">
      <style:paragraph-properties fo:text-align="center" style:justify-single-word="false"/>
      <style:text-properties style:font-name="Arial1" fo:font-size="12pt" officeooo:rsid="0012bee3" officeooo:paragraph-rsid="0012bee3" style:font-size-asian="12pt" style:font-size-complex="12pt"/>
    </style:style>
    <style:style style:name="P3" style:family="paragraph" style:parent-style-name="List_20_Paragraph">
      <style:paragraph-properties fo:text-align="justify" style:justify-single-word="false"/>
      <style:text-properties style:font-name="Arial1" fo:font-size="12pt" officeooo:rsid="0012bee3" officeooo:paragraph-rsid="0012bee3" style:font-size-asian="12pt" style:font-size-complex="12pt"/>
    </style:style>
    <style:style style:name="P4" style:family="paragraph" style:parent-style-name="List_20_Paragraph">
      <style:paragraph-properties fo:text-align="center" style:justify-single-word="false"/>
      <style:text-properties style:font-name="Arial1" fo:font-size="12pt" officeooo:rsid="00130de1" officeooo:paragraph-rsid="00130de1" style:font-size-asian="12pt" style:font-size-complex="12pt"/>
    </style:style>
    <style:style style:name="P5" style:family="paragraph" style:parent-style-name="List_20_Paragraph">
      <style:paragraph-properties fo:text-align="center" style:justify-single-word="false"/>
      <style:text-properties fo:color="#c9211e" loext:opacity="100%" style:font-name="Arial1" fo:font-size="12pt" officeooo:rsid="00130de1" officeooo:paragraph-rsid="00130de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1" officeooo:rsid="0011a6f6" officeooo:paragraph-rsid="0011a6f6"/>
    </style:style>
    <style:style style:name="P7" style:family="paragraph" style:parent-style-name="Standard">
      <style:paragraph-properties fo:text-align="center" style:justify-single-word="false"/>
      <style:text-properties style:font-name="Arial1" officeooo:rsid="0012bee3" officeooo:paragraph-rsid="0012bee3"/>
    </style:style>
    <style:style style:name="P8" style:family="paragraph" style:parent-style-name="Standard">
      <style:paragraph-properties fo:text-align="justify" style:justify-single-word="false"/>
      <style:text-properties style:font-name="Arial1" officeooo:rsid="0012bee3" officeooo:paragraph-rsid="0012bee3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16pt" fo:font-weight="bold" officeooo:rsid="0011a6f6" officeooo:paragraph-rsid="0011a6f6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Arial1" fo:font-size="16pt" fo:font-weight="bold" officeooo:paragraph-rsid="0011a6f6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Arial1" fo:font-size="14pt" officeooo:rsid="0011a6f6" officeooo:paragraph-rsid="0011a6f6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style:font-name="Arial1"/>
    </style:style>
    <style:style style:name="P14" style:family="paragraph" style:parent-style-name="Text_20_body">
      <style:paragraph-properties fo:text-align="center" style:justify-single-word="false"/>
      <style:text-properties style:font-name="Arial1" officeooo:rsid="0011a6f6" officeooo:paragraph-rsid="0011a6f6"/>
    </style:style>
    <style:style style:name="T1" style:family="text">
      <style:text-properties officeooo:rsid="0011a6f6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officeooo:rsid="00130de1" style:font-name-complex="Arial2"/>
    </style:style>
    <style:style style:name="T4" style:family="text">
      <style:text-properties style:font-name="Arial" officeooo:rsid="0016be68" style:font-name-complex="Arial2"/>
    </style:style>
    <style:style style:name="T5" style:family="text">
      <style:text-properties style:font-name="Arial" fo:font-weight="bold" style:font-weight-asian="bold" style:font-name-complex="Arial2" style:font-weight-complex="bold"/>
    </style:style>
    <style:style style:name="T6" style:family="text">
      <style:text-properties style:font-name-complex="Arial2"/>
    </style:style>
    <style:style style:name="T7" style:family="text">
      <style:text-properties officeooo:rsid="00130de1" style:font-name-complex="Arial2"/>
    </style:style>
    <style:style style:name="T8" style:family="text">
      <style:text-properties fo:color="#c9211e" loext:opacity="100%" style:font-name="Arial" style:font-name-complex="Arial2"/>
    </style:style>
    <style:style style:name="T9" style:family="text">
      <style:text-properties fo:color="#c9211e" loext:opacity="100%" style:font-name="Arial" officeooo:rsid="00130de1" style:font-name-complex="Arial2"/>
    </style:style>
    <style:style style:name="T10" style:family="text">
      <style:text-properties officeooo:rsid="001504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NIVERSIDADE FEDERAL DE SANTA MARIA</text:p>
      <text:p text:style-name="P9">CURSO DE CIÊNCIA DA COMPUTAÇÃO</text:p>
      <text:p text:style-name="P10"/>
      <text:p text:style-name="P10"/>
      <text:p text:style-name="P10"/>
      <text:p text:style-name="P11"><text:span text:style-name="T1">RELATÓRIO DE DESEMPENHO DE ALGORITMOS DE ORDENAÇÃO HÍBRIDOS</text:span></text:p>
      <text:p text:style-name="P12">Disciplina de Pesquisa e Ordenação de Dados</text:p>
      <text:p text:style-name="P12">Docente: Antonio Marcos de Oliveira Candia</text:p>
      <text:p text:style-name="P13"/>
      <text:p text:style-name="P13"/>
      <text:p text:style-name="P13"/>
      <text:p text:style-name="P13"/>
      <text:p text:style-name="P13"/>
      <text:p text:style-name="P14">Lucas <text:span text:style-name="T10">Xavier Pairé</text:span></text:p>
      <text:p text:style-name="P14">Miguel Brondan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anta Maria, RS</text:p>
      <text:p text:style-name="P7"><text:soft-page-break/>Algoritmo Hibrido de BucketSort e QuickSort:</text:p>
      <text:p text:style-name="P8"/>
      <text:p text:style-name="P8"><text:tab/>-Sobre</text:p>
      <text:p text:style-name="P1"><text:span text:style-name="T6"><text:tab/>O algoritmo implementado utiliza o BucketSort como principal método de ordenação. O BucketSort divide o conjunto de dados em baldes e ordena cada balde separadamente, antes de concatená-los. No entanto, para lidar com o caso em que um balde contém muitos elementos, foi introduzido um segundo método de ordenação: o Quick</text:span><text:span text:style-name="T7">S</text:span><text:span text:style-name="T6">ort. Quando um balde excede um determinado tamanho limite, definido pelo usuário, o Quick</text:span><text:span text:style-name="T7">S</text:span><text:span text:style-name="T6">ort é utilizado para ordenar os elementos desse balde. Isso proporciona uma maneira eficiente de lidar com situações em que o BucketSort pode ter desempenho inferior devido à distribuição desigual dos elementos nos baldes. </text:span><text:span text:style-name="T5">BucketSort: </text:span><text:span text:style-name="T2">Escolhido como algoritmo principal devido à sua eficiência para distribuir os elementos em baldes com base em seus valores. Isso facilita a ordenação subsequente de cada balde. </text:span><text:span text:style-name="T5">QuickSort:</text:span><text:span text:style-name="T2"> Selecionado como algoritmo secundário devido à sua rapidez e eficiência em ordenar pequenas partições de dados. É especialmente útil quando um balde do BucketSort contém muitos elementos, garantindo um desempenho satisfatório em todas as situações.</text:span></text:p>
      <text:p text:style-name="P1"><text:span text:style-name="T2"/></text:p>
      <text:p text:style-name="P1"><text:span text:style-name="T2">-</text:span><text:span text:style-name="T3">Desempenho </text:span><text:span text:style-name="T9">ESPECIFICAR PC UTILIZADO</text:span></text:p>
      <text:p text:style-name="P1"><text:span text:style-name="T2"/></text:p>
      <text:p text:style-name="P2"><text:span text:style-name="T2">Algoritmo Híbrido de MergeSort e BubbleSort:</text:span></text:p>
      <text:p text:style-name="P3"><text:span text:style-name="T2">-</text:span><text:span text:style-name="T3">Sobre</text:span></text:p>
      <text:p text:style-name="P3"><text:span text:style-name="T3">-Desempenho</text:span></text:p>
      <text:p text:style-name="P2"><text:span text:style-name="T2"/></text:p>
      <text:p text:style-name="P4"><text:span text:style-name="T2">Comparação dos algoritmos: </text:span><text:span text:style-name="T8">Testar limite ord. interna (maior tempo possível sem dar erro)</text:span></text:p>
      <text:p text:style-name="P5"><text:span text:style-name="T2"/></text:p>
      <text:p text:style-name="P5"><text:span text:style-name="T2">Fazer gráfico com relacao tempo / qtd int. </text:span><text:span text:style-name="T4">Em qual situação cada algoritmo foi melho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14:08:56.273000000</meta:creation-date>
    <dc:date>2024-06-10T15:56:12.909000000</dc:date>
    <meta:editing-duration>PT51M50S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17" meta:word-count="247" meta:character-count="1664" meta:non-whitespace-character-count="1432"/>
  </office:meta>
</office:document-meta>
</file>